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E000001F3F936A47C7784D8C9.png" manifest:media-type="image/png"/>
  <manifest:file-entry manifest:full-path="Pictures/10000000000002D400000207BF761ECC4EC55D28.png" manifest:media-type="image/png"/>
  <manifest:file-entry manifest:full-path="Pictures/100000000000030C000001FF617352D91394EB57.png" manifest:media-type="image/png"/>
  <manifest:file-entry manifest:full-path="Pictures/100000000000031E000001D7839D6539A63D27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in" svg:y="0.0709in" svg:width="6.6929in" svg:height="3.6693in" draw:z-index="0"><draw:image xlink:href="Pictures/100000000000038E000001F3F936A47C7784D8C9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6.6929in" svg:height="4.3846in" draw:z-index="1"><draw:image xlink:href="Pictures/100000000000030C000001FF617352D91394EB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3" text:anchor-type="char" svg:width="6.6929in" svg:height="3.95in" draw:z-index="2"><draw:image xlink:href="Pictures/100000000000031E000001D7839D6539A63D27B2.png" xlink:type="simple" xlink:show="embed" xlink:actuate="onLoad" draw:mime-type="image/png"/></draw:frame><text:soft-page-break/></text:p>
      <text:p text:style-name="Standard"><draw:frame draw:style-name="fr1" draw:name="Image4" text:anchor-type="char" svg:width="6.6929in" svg:height="4.798in" draw:z-index="3"><draw:image xlink:href="Pictures/10000000000002D400000207BF761ECC4EC55D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6T23:07:17.790000000</dc:date>
    <meta:editing-duration>PT9M22S</meta:editing-duration>
    <meta:editing-cycles>3</meta:editing-cycles>
    <meta:document-statistic meta:table-count="0" meta:image-count="4" meta:object-count="0" meta:page-count="2" meta:paragraph-count="0" meta:word-count="0" meta:character-count="0" meta:non-whitespace-character-count="0"/>
  </office:meta>
</office:document-meta>
</file>